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ucidatypewriter" svg:font-family="lucidatypewriter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b6281"/>
    </style:style>
    <style:style style:name="P2" style:family="paragraph" style:parent-style-name="Standard">
      <style:text-properties officeooo:rsid="000b6281" officeooo:paragraph-rsid="000b6281"/>
    </style:style>
    <style:style style:name="P3" style:family="paragraph" style:parent-style-name="Standard">
      <style:text-properties fo:color="#000000" style:font-name="lucidatypewriter" fo:font-size="10pt" style:font-size-asian="10pt"/>
    </style:style>
    <style:style style:name="P4" style:family="paragraph" style:parent-style-name="Standard">
      <style:text-properties fo:color="#228b22" style:font-name="lucidatypewriter" fo:font-size="10pt" style:font-size-asian="10pt"/>
    </style:style>
    <style:style style:name="P5" style:family="paragraph" style:parent-style-name="Standard">
      <style:text-properties fo:color="#0000ff" style:font-name="lucidatypewriter" fo:font-size="10pt" style:font-size-asian="10pt"/>
    </style:style>
    <style:style style:name="P6" style:family="paragraph" style:parent-style-name="Standard">
      <style:text-properties fo:color="#000000" style:font-name="lucidatypewriter" fo:font-size="10pt" style:font-size-asian="10pt"/>
    </style:style>
    <style:style style:name="P7" style:family="paragraph" style:parent-style-name="Standard">
      <style:text-properties fo:color="#000000" style:font-name="lucidatypewriter" fo:font-size="10pt" officeooo:paragraph-rsid="001295f8" style:font-size-asian="10pt"/>
    </style:style>
    <style:style style:name="P8" style:family="paragraph" style:parent-style-name="Standard">
      <style:text-properties officeooo:paragraph-rsid="0012e9b0"/>
    </style:style>
    <style:style style:name="T1" style:family="text">
      <style:text-properties fo:color="#0000ff" style:font-name="lucidatypewriter" fo:font-size="10pt" style:font-size-asian="10pt"/>
    </style:style>
    <style:style style:name="T2" style:family="text">
      <style:text-properties fo:color="#000000" style:font-name="lucidatypewriter" fo:font-size="10pt" style:font-size-asian="10pt"/>
    </style:style>
    <style:style style:name="T3" style:family="text">
      <style:text-properties fo:color="#000000" style:font-name="lucidatypewriter" fo:font-size="10pt" officeooo:rsid="0012e9b0" style:font-size-asian="10pt"/>
    </style:style>
    <style:style style:name="T4" style:family="text">
      <style:text-properties fo:color="#228b22"/>
    </style:style>
    <style:style style:name="T5" style:family="text">
      <style:text-properties fo:color="#228b22" style:font-name="lucidatypewriter" fo:font-size="10pt" style:font-size-asian="10pt"/>
    </style:style>
    <style:style style:name="T6" style:family="text">
      <style:text-properties fo:color="#228b22" style:font-name="lucidatypewriter" fo:font-size="10pt" officeooo:rsid="001295f8" style:font-size-asian="10pt"/>
    </style:style>
    <style:style style:name="T7" style:family="text">
      <style:text-properties fo:color="#228b22" style:font-name="lucidatypewriter" fo:font-size="10pt" officeooo:rsid="0012e9b0" style:font-size-asian="10pt"/>
    </style:style>
    <style:style style:name="T8" style:family="text">
      <style:text-properties fo:color="#228b22" style:font-name="lucidatypewriter" fo:font-size="10pt" style:font-size-asian="10pt"/>
    </style:style>
    <style:style style:name="T9" style:family="text">
      <style:text-properties fo:color="#228b22" officeooo:rsid="001295f8"/>
    </style:style>
    <style:style style:name="T10" style:family="text">
      <style:text-properties officeooo:rsid="0012453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ode for Project 2<text:span text:style-name="T10">(Here just give the code for using triangle element, the code of using rectangle element is similar)</text:span></text:p>
      <text:p text:style-name="P2"><text:span text:style-name="T1">function</text:span><text:span text:style-name="T2"> [ ErrorMax,Error2 ] = Project_Parabolic2d_Triangle( n,dt,T )</text:span></text:p>
      <text:p text:style-name="P3">N=n+1;h=1/n;</text:p>
      <text:p text:style-name="P3">xe=linspace(0,1,N);ye=xe;</text:p>
      <text:p text:style-name="P3"><text:s/></text:p>
      <text:p text:style-name="P3">b=[1,-2];F=zeros(N*N,1);</text:p>
      <text:p text:style-name="Standard"><text:span text:style-name="T2">nn=zeros(N*N,1);</text:span><text:span text:style-name="T5">%to record for each node, how many elements of the coefficient matrix are not zero</text:span></text:p>
      <text:p text:style-name="P4"><text:s/></text:p>
      <text:p text:style-name="P4"><text:s/></text:p>
      <text:p text:style-name="Standard"><text:span text:style-name="T1">for</text:span><text:span text:style-name="T2"> k=1:N*N</text:span></text:p>
      <text:p text:style-name="P3"><text:s text:c="4"/>i=mod(k-1,N)+1;j=floor((k-1)/N)+1;</text:p>
      <text:p text:style-name="Standard"><text:span text:style-name="T2"><text:s text:c="4"/></text:span><text:span text:style-name="T1">if</text:span><text:span text:style-name="T2">(i~=1 &amp;&amp; i~=N &amp;&amp; j~=1 &amp;&amp; j~=N)</text:span></text:p>
      <text:p text:style-name="P3"><text:s text:c="8"/>nn(k)=7;</text:p>
      <text:p text:style-name="P4">% <text:s text:c="8"/>A(k,k)=4;A(k,k+1)=-1;A(k,k-1)=-1;A(k,k+N)=-1;A(k,k-N)=-1;</text:p>
      <text:p text:style-name="P4">% <text:s text:c="8"/>B(k,k)=0.5*h*h;B(k,k+1)=h*h/12;B(k,k-1)=h*h/12;B(k,k+N)=h*h/12;B(k,k-N)=h*h/12;B(k,k-N-1)=h*h/12;B(k,k+N+1)=h*h/12;</text:p>
      <text:p text:style-name="P4">% <text:s text:c="8"/>C(k,k)=0;C(k,k+1)=h/3;C(k,k-1)=-h/3;C(k,k+N)=-h/6;C(k,k-N)=h/6;C(k,k-N-1)=-h/6;C(k,k+N+1)=h/6;</text:p>
      <text:p text:style-name="P4">% <text:s text:c="8"/>D(k,k)=0;D(k,k+1)=-h/6;D(k,k-1)=h/6;D(k,k+N)=h/3;D(k,k-N)=-h/3;D(k,k-N-1)=-h/6;D(k,k+N+1)=h/6;</text:p>
      <text:p text:style-name="P3"><text:s text:c="8"/>F(k)=f_Parabolic(xe(i)+0.5*h,ye(j),dt)+f_Parabolic(xe(i)+0.5*h,ye(j)+0.5*h,dt)+f_Parabolic(xe(i),ye(j)+0.5*h,dt)+f_Parabolic(xe(i)-0.5*h,ye(j),dt)+f_Parabolic(xe(i)-0.5*h,ye(j)-0.5*h,dt)+f_Parabolic(xe(i),ye(j)-0.5*h,dt);</text:p>
      <text:p text:style-name="Standard"><text:span text:style-name="T2"><text:s text:c="8"/>F(k)=h*h*F(k)/6; </text:span><text:span text:style-name="T5">%</text:span><text:span text:style-name="T6">To calculate the RHS integration</text:span></text:p>
      <text:p text:style-name="Standard"><text:span text:style-name="T2"><text:s text:c="4"/></text:span><text:span text:style-name="T1">else</text:span></text:p>
      <text:p text:style-name="P3"><text:s text:c="8"/>nn(k)=1;</text:p>
      <text:p text:style-name="P4">% <text:s text:c="8"/>B(k,k)=1;%to use the Dirichlet boundary condition at any time t</text:p>
      <text:p text:style-name="Standard"><text:span text:style-name="T2"><text:s text:c="4"/></text:span><text:span text:style-name="T1">end</text:span></text:p>
      <text:p text:style-name="P5">end</text:p>
      <text:p text:style-name="Standard"><text:span text:style-name="T2">pnn=zeros(N*N,1);pnn(1)=1;</text:span><text:span text:style-name="T5">%to record the first position in coefficient matrix for each grid point</text:span></text:p>
      <text:p text:style-name="Standard"><text:span text:style-name="T2">ii=zeros(sum(nn),1);</text:span><text:span text:style-name="T5">%to construct the sparse matrix in matlab</text:span></text:p>
      <text:p text:style-name="Standard"><text:span text:style-name="T2">jj=zeros(sum(nn),1);</text:span><text:span text:style-name="T5">%to construct the sparse matrix in matlab</text:span></text:p>
      <text:p text:style-name="Standard"><text:span text:style-name="T2">value_A=zeros(sum(nn),1);</text:span><text:span text:style-name="T5">%to construct the sparse matrix A in matlab</text:span></text:p>
      <text:p text:style-name="Standard"><text:span text:style-name="T2">value_B=zeros(sum(nn),1);</text:span><text:span text:style-name="T5">%to construct the sparse matrix A in matlab</text:span></text:p>
      <text:p text:style-name="Standard"><text:span text:style-name="T2">value_C=zeros(sum(nn),1);</text:span><text:span text:style-name="T5">%to construct the sparse matrix A in matlab</text:span></text:p>
      <text:p text:style-name="Standard"><text:span text:style-name="T2">value_D=zeros(sum(nn),1);</text:span><text:span text:style-name="T5">%to construct the sparse matrix A in matlab</text:span></text:p>
      <text:p text:style-name="P4"><text:s/></text:p>
      <text:p text:style-name="Standard"><text:span text:style-name="T1">for</text:span><text:span text:style-name="T2"> k=2:N*N</text:span></text:p>
      <text:p text:style-name="P3"><text:s text:c="4"/>pnn(k)=nn(k-1)+pnn(k-1);</text:p>
      <text:p text:style-name="P5">end</text:p>
      <text:p text:style-name="P5"><text:s/></text:p>
      <text:p text:style-name="Standard"><text:span text:style-name="T1">for</text:span><text:span text:style-name="T2"> k=1:N*N</text:span></text:p>
      <text:p text:style-name="Standard"><text:span text:style-name="T2"><text:s text:c="4"/></text:span><text:span text:style-name="T1">if</text:span><text:span text:style-name="T2">(nn(k)==1)</text:span></text:p>
      <text:p text:style-name="P3"><text:s text:c="8"/>ii(pnn(k))=k;jj(pnn(k))=k;value_B(pnn(k))=1;</text:p>
      <text:p text:style-name="Standard"><text:span text:style-name="T2"><text:s text:c="4"/></text:span><text:span text:style-name="T1">else</text:span></text:p>
      <text:p text:style-name="Standard"><text:span text:style-name="T2"><text:s text:c="8"/></text:span><text:span text:style-name="T1">for</text:span><text:span text:style-name="T2"> i=pnn(k):(pnn(k+1)-1)</text:span></text:p>
      <text:p text:style-name="P3"><text:s text:c="12"/>ii(i)=k;</text:p>
      <text:p text:style-name="Standard"><text:span text:style-name="T2"><text:s text:c="8"/></text:span><text:span text:style-name="T1">end</text:span></text:p>
      <text:p text:style-name="P3"><text:s text:c="8"/>jj(pnn(k))=k-N-1;jj(pnn(k)+1)=k-N;jj(pnn(k)+2)=k-1;jj(pnn(k)+3)=k;jj(pnn(k)+4)=k+1;</text:p>
      <text:p text:style-name="P3"><text:s text:c="8"/>jj(pnn(k)+5)=k+N;jj(pnn(k)+6)=k+N+1;</text:p>
      <text:p text:style-name="P3"><text:s text:c="8"/>value_A(pnn(k))=0;value_A(pnn(k)+1)=-1;value_A(pnn(k)+2)=-1;value_A(pnn(k)+3)=4;value_A(pnn(k)+4)=-1;</text:p>
      <text:p text:style-name="P3"><text:s text:c="8"/>value_A(pnn(k)+5)=-1;value_A(pnn(k)+6)=0;</text:p>
      <text:p text:style-name="P3"><text:s text:c="8"/>value_B(pnn(k))=h*h/12;value_B(pnn(k)+1)=h*h/12;value_B(pnn(k)+2)=h*h/12;value_B(pnn(k)+3)=h*h/2;value_B(pnn(k)+4)=h*h/12;</text:p>
      <text:p text:style-name="P3"><text:s text:c="8"/>value_B(pnn(k)+5)=h*h/12;value_B(pnn(k)+6)=h*h/12;</text:p>
      <text:p text:style-name="P3"><text:s text:c="8"/>value_C(pnn(k))=-h/6;value_C(pnn(k)+1)=h/6;value_C(pnn(k)+2)=-h/3;value_C(pnn(k)+3)=0;value_C(pnn(k)+4)=h/3;</text:p>
      <text:p text:style-name="P3"><text:s text:c="8"/>value_C(pnn(k)+5)=-h/6;value_C(pnn(k)+6)=h/6;</text:p>
      <text:p text:style-name="P3"><text:soft-page-break/><text:s text:c="8"/>value_D(pnn(k))=-h/6;value_D(pnn(k)+1)=-h/3;value_D(pnn(k)+2)=h/6;value_D(pnn(k)+3)=0;value_D(pnn(k)+4)=-h/6;</text:p>
      <text:p text:style-name="P3"><text:s text:c="8"/>value_D(pnn(k)+5)=h/3;value_D(pnn(k)+6)=h/6;</text:p>
      <text:p text:style-name="Standard"><text:span text:style-name="T2"><text:s text:c="4"/></text:span><text:span text:style-name="T1">end</text:span></text:p>
      <text:p text:style-name="P5">end</text:p>
      <text:p text:style-name="P3">A=sparse(ii,jj,value_A,N*N,N*N);</text:p>
      <text:p text:style-name="P3">B=sparse(ii,jj,value_B,N*N,N*N);</text:p>
      <text:p text:style-name="P3">C=sparse(ii,jj,value_C,N*N,N*N);</text:p>
      <text:p text:style-name="P3">D=sparse(ii,jj,value_D,N*N,N*N);</text:p>
      <text:p text:style-name="P3"><text:s/></text:p>
      <text:p text:style-name="Standard"><text:span text:style-name="T2">bb=zeros(N*N,1);</text:span><text:span text:style-name="T5">%the source terms </text:span></text:p>
      <text:p text:style-name="Standard"><text:span text:style-name="T1">for</text:span><text:span text:style-name="T2"> k=1:N*N</text:span></text:p>
      <text:p text:style-name="P3"><text:s text:c="4"/>i=mod(k-1,N)+1;j=floor((k-1)/N)+1;</text:p>
      <text:p text:style-name="Standard"><text:span text:style-name="T2"><text:s text:c="4"/></text:span><text:span text:style-name="T1">if</text:span><text:span text:style-name="T2">(i~=1 &amp;&amp; i~=N &amp;&amp; j~=1 &amp;&amp; j~=N)</text:span></text:p>
      <text:p text:style-name="P3"><text:s text:c="8"/>bb(k)=u0_Parabolic(xe(i)+0.5*h,ye(j))+u0_Parabolic(xe(i)+0.5*h,ye(j)+0.5*h)+u0_Parabolic(xe(i),ye(j)+0.5*h)+u0_Parabolic(xe(i)-0.5*h,ye(j))+u0_Parabolic(xe(i)-0.5*h,ye(j)-0.5*h)+u0_Parabolic(xe(i),ye(j)-0.5*h);</text:p>
      <text:p text:style-name="P7"><text:s text:c="8"/>bb(k)=h*h*bb(k)/6;<text:span text:style-name="T4">%</text:span><text:span text:style-name="T9">To calculate the RHS integration</text:span></text:p>
      <text:p text:style-name="Standard"><text:span text:style-name="T2"><text:s text:c="4"/></text:span><text:span text:style-name="T1">else</text:span></text:p>
      <text:p text:style-name="P3"><text:s text:c="8"/>bb(k)=u_Parabolic( xe(i),ye(j),0 );</text:p>
      <text:p text:style-name="Standard"><text:span text:style-name="T2"><text:s text:c="4"/></text:span><text:span text:style-name="T1">end</text:span></text:p>
      <text:p text:style-name="P5">end</text:p>
      <text:p text:style-name="Standard"><text:span text:style-name="T2">u0=B\bb;</text:span><text:span text:style-name="T5">%u_{h}^{0} is taken to be the interpolation of u_{0} </text:span></text:p>
      <text:p text:style-name="P4"><text:s/></text:p>
      <text:p text:style-name="Standard"><text:span text:style-name="T2">E1=B+A*dt;</text:span><text:span text:style-name="T5">%use (3.69) to calculate u1</text:span></text:p>
      <text:p text:style-name="Standard"><text:span text:style-name="T2">E=B+2*dt*A/3;</text:span><text:span text:style-name="T5">%use (3.68);E(k,k) need to equals B(k,k)=1</text:span></text:p>
      <text:p text:style-name="P4"><text:s/></text:p>
      <text:p text:style-name="Standard"><text:span text:style-name="T2">bb=dt*F+B*u0-dt*b(1)*C*u0-dt*b(2)*D*u0;</text:span><text:span text:style-name="T5">%use to calculate u1</text:span></text:p>
      <text:p text:style-name="Standard"><text:span text:style-name="T1">for</text:span><text:span text:style-name="T2"> k=1:N*N</text:span></text:p>
      <text:p text:style-name="P3"><text:s text:c="4"/>i=mod(k-1,N)+1;j=floor((k-1)/N)+1;</text:p>
      <text:p text:style-name="Standard"><text:span text:style-name="T2"><text:s text:c="4"/></text:span><text:span text:style-name="T1">if</text:span><text:span text:style-name="T2">(i==1 || i==N || j==1 || j==N)</text:span></text:p>
      <text:p text:style-name="P3"><text:s text:c="8"/>bb(k)=u_Parabolic( xe(i),ye(j),dt );</text:p>
      <text:p text:style-name="Standard"><text:span text:style-name="T2"><text:s text:c="4"/></text:span><text:span text:style-name="T1">end</text:span></text:p>
      <text:p text:style-name="P5">end</text:p>
      <text:p text:style-name="P5"><text:s/></text:p>
      <text:p text:style-name="P3">u1=E1\bb;</text:p>
      <text:p text:style-name="P3"><text:s/></text:p>
      <text:p text:style-name="P3">iter=2;</text:p>
      <text:p text:style-name="P8"><text:span text:style-name="T1">while</text:span><text:span text:style-name="T2">((iter-1)*dt&lt;T) </text:span><text:span text:style-name="T5">%</text:span><text:span text:style-name="T7">Pay attention to iter! </text:span><text:span text:style-name="T5">If use 'iter*dt&lt;T', just calculate to T-dt, not T!</text:span></text:p>
      <text:p text:style-name="P3"><text:s text:c="4"/>F=zeros(N*N,1);</text:p>
      <text:p text:style-name="Standard"><text:span text:style-name="T2"><text:s text:c="4"/></text:span><text:span text:style-name="T1">for</text:span><text:span text:style-name="T2"> k=1:N*N</text:span></text:p>
      <text:p text:style-name="P3"><text:s text:c="8"/>i=mod(k-1,N)+1;j=floor((k-1)/N)+1;</text:p>
      <text:p text:style-name="Standard"><text:span text:style-name="T2"><text:s text:c="8"/></text:span><text:span text:style-name="T1">if</text:span><text:span text:style-name="T2">(i~=1 &amp;&amp; i~=N &amp;&amp; j~=1 &amp;&amp; j~=N)</text:span></text:p>
      <text:p text:style-name="P3"><text:s text:c="8"/>F(k)=f_Parabolic(xe(i)+0.5*h,ye(j),dt*iter)+f_Parabolic(xe(i)+0.5*h,ye(j)+0.5*h,dt*iter)+f_Parabolic(xe(i),ye(j)+0.5*h,dt*iter)+f_Parabolic(xe(i)-0.5*h,ye(j),dt*iter)+f_Parabolic(xe(i)-0.5*h,ye(j)-0.5*h,dt*iter)+f_Parabolic(xe(i),ye(j)-0.5*h,dt*iter);</text:p>
      <text:p text:style-name="P8"><text:span text:style-name="T2"><text:s text:c="8"/>F(k)=h*h*F(k)/6; </text:span><text:span text:style-name="T5">%</text:span><text:span text:style-name="T6">To calculate the RHS integration</text:span></text:p>
      <text:p text:style-name="Standard"><text:span text:style-name="T2"><text:s text:c="8"/></text:span><text:span text:style-name="T1">end</text:span></text:p>
      <text:p text:style-name="Standard"><text:span text:style-name="T2"><text:s text:c="4"/></text:span><text:span text:style-name="T1">end</text:span></text:p>
      <text:p text:style-name="P3"><text:s text:c="4"/>bb=2*dt*F+4*B*u1-B*u0-2*dt*b(1)*C*(2*u1-u0)-2*dt*b(2)*D*(2*u1-u0);</text:p>
      <text:p text:style-name="P3"><text:s text:c="4"/>bb=bb/3;</text:p>
      <text:p text:style-name="Standard"><text:span text:style-name="T2"><text:s text:c="4"/></text:span><text:span text:style-name="T1">for</text:span><text:span text:style-name="T2"> k=1:N*N</text:span></text:p>
      <text:p text:style-name="P3"><text:s text:c="8"/>i=mod(k-1,N)+1;j=floor((k-1)/N)+1;</text:p>
      <text:p text:style-name="Standard"><text:span text:style-name="T2"><text:s text:c="8"/></text:span><text:span text:style-name="T1">if</text:span><text:span text:style-name="T2">(i==1 || i==N || j==1 || j==N)</text:span></text:p>
      <text:p text:style-name="P3"><text:s text:c="12"/>bb(k)=u_Parabolic( xe(i),ye(j),dt*iter );</text:p>
      <text:p text:style-name="Standard"><text:span text:style-name="T2"><text:s text:c="8"/></text:span><text:span text:style-name="T1">end</text:span></text:p>
      <text:p text:style-name="Standard"><text:span text:style-name="T2"><text:s text:c="4"/></text:span><text:span text:style-name="T1">end</text:span></text:p>
      <text:p text:style-name="P3"><text:s text:c="4"/>u2=E\bb;</text:p>
      <text:p text:style-name="P3"><text:s text:c="4"/>u0=u1;u1=u2;</text:p>
      <text:p text:style-name="P3"><text:s text:c="4"/>iter=iter+1;</text:p>
      <text:p text:style-name="P5">end</text:p>
      <text:p text:style-name="P5"><text:s/></text:p>
      <text:p text:style-name="P3"><text:soft-page-break/>u_exact=zeros(N*N,1);</text:p>
      <text:p text:style-name="Standard"><text:span text:style-name="T1">for</text:span><text:span text:style-name="T2"> k=1:N*N</text:span></text:p>
      <text:p text:style-name="P3"><text:s text:c="4"/>i=mod(k-1,N)+1;j=floor((k-1)/N)+1;</text:p>
      <text:p text:style-name="P3"><text:s text:c="4"/>u_exact(k)=u_Parabolic( xe(i),ye(j),dt*(iter-1) );</text:p>
      <text:p text:style-name="P5">end</text:p>
      <text:p text:style-name="P5"><text:s/></text:p>
      <text:p text:style-name="P3">ErrorMax=norm(u2-u_exact,inf);</text:p>
      <text:p text:style-name="P3">Error2=norm(u2-u_exact,2)*h;</text:p>
      <text:p text:style-name="P2"/>
      <text:p text:style-name="P2"/>
      <text:p text:style-name="P2"><text:span text:style-name="T1">function</text:span><text:span text:style-name="T2"> u = u_Parabolic( x,y,t )</text:span></text:p>
      <text:p text:style-name="P3">u=cos(t).*cos(6*x).*sin(6*y).*exp(x-y);</text:p>
      <text:p text:style-name="P3"><text:s/></text:p>
      <text:p text:style-name="P1"><text:span text:style-name="T1">function</text:span><text:span text:style-name="T2"> u = u0_Parabolic( x,y )</text:span></text:p>
      <text:p text:style-name="P3">u=cos(6*x).*sin(6*y).*exp(x-y);</text:p>
      <text:p text:style-name="P3"><text:s/></text:p>
      <text:p text:style-name="Standard"><text:span text:style-name="T1">function</text:span><text:span text:style-name="T2"> f = f_Parabolic( x,y,t )</text:span></text:p>
      <text:p text:style-name="P4">%diff(cos(t)*cos(6*x)*sin(6*y)*exp(x-y),t,1)+diff(cos(t)*cos(6*x)*sin(6*y)*exp(x-y),x,1)-2*diff(cos(t)*cos(6*x)*sin(6*y)*exp(x-y),y,1)-(diff(cos(t)*cos(6*x)*sin(6*y)*exp(x-y),x,2)+diff(cos(t)*cos(6*x)*sin(6*y)*exp(x-y),y,2))</text:p>
      <text:p text:style-name="P3">f=73*cos(6*x).*sin(6*y).*exp(x - y).*cos(t) - cos(6*x).*sin(6*y).*exp(x - y).*sin(t) + 6*sin(6*x).*sin(6*y).*exp(x - y).*cos(t);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ucidatypewriter" svg:font-family="lucidatypewriter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1T14:38:04.950068057</meta:creation-date>
    <dc:date>2015-04-12T16:33:31.064612545</dc:date>
    <meta:editing-duration>PT2H10M31S</meta:editing-duration>
    <meta:editing-cycles>9</meta:editing-cycles>
    <meta:generator>LibreOffice/4.3.3.2$Linux_X86_64 LibreOffice_project/430m0$Build-2</meta:generator>
    <meta:document-statistic meta:table-count="0" meta:image-count="0" meta:object-count="0" meta:page-count="3" meta:paragraph-count="125" meta:word-count="337" meta:character-count="5268" meta:non-whitespace-character-count="4622"/>
  </office:meta>
</office:document-meta>
</file>